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09:31:0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91375" calcext:value-type="float">
            <text:p>291375</text:p>
          </table:table-cell>
          <table:table-cell office:value-type="float" office:value="184407" calcext:value-type="float">
            <text:p>184407</text:p>
          </table:table-cell>
          <table:table-cell office:value-type="float" office:value="106968" calcext:value-type="float">
            <text:p>106968</text:p>
          </table:table-cell>
          <table:table-cell/>
          <table:table-cell office:value-type="float" office:value="87671" calcext:value-type="float">
            <text:p>87671</text:p>
          </table:table-cell>
          <table:table-cell office:value-type="float" office:value="37150" calcext:value-type="float">
            <text:p>37150</text:p>
          </table:table-cell>
          <table:table-cell office:value-type="float" office:value="50521" calcext:value-type="float">
            <text:p>50521</text:p>
          </table:table-cell>
          <table:table-cell/>
          <table:table-cell office:value-type="float" office:value="150370" calcext:value-type="float">
            <text:p>150370</text:p>
          </table:table-cell>
          <table:table-cell office:value-type="float" office:value="61019" calcext:value-type="float">
            <text:p>61019</text:p>
          </table:table-cell>
          <table:table-cell office:value-type="float" office:value="89351" calcext:value-type="float">
            <text:p>89351</text:p>
          </table:table-cell>
          <table:table-cell/>
          <table:table-cell table:formula="of:=[.M2]/([.E2]+[.I2]+[.M2])" office:value-type="percentage" office:value="0.36197941986712" calcext:value-type="percentage">
            <text:p>36.2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75643" calcext:value-type="float">
            <text:p>275643</text:p>
          </table:table-cell>
          <table:table-cell office:value-type="float" office:value="173454" calcext:value-type="float">
            <text:p>173454</text:p>
          </table:table-cell>
          <table:table-cell office:value-type="float" office:value="102189" calcext:value-type="float">
            <text:p>102189</text:p>
          </table:table-cell>
          <table:table-cell/>
          <table:table-cell office:value-type="float" office:value="103394" calcext:value-type="float">
            <text:p>103394</text:p>
          </table:table-cell>
          <table:table-cell office:value-type="float" office:value="46485" calcext:value-type="float">
            <text:p>46485</text:p>
          </table:table-cell>
          <table:table-cell office:value-type="float" office:value="56909" calcext:value-type="float">
            <text:p>56909</text:p>
          </table:table-cell>
          <table:table-cell/>
          <table:table-cell office:value-type="float" office:value="136561" calcext:value-type="float">
            <text:p>136561</text:p>
          </table:table-cell>
          <table:table-cell office:value-type="float" office:value="53436" calcext:value-type="float">
            <text:p>53436</text:p>
          </table:table-cell>
          <table:table-cell office:value-type="float" office:value="83125" calcext:value-type="float">
            <text:p>83125</text:p>
          </table:table-cell>
          <table:table-cell/>
          <table:table-cell table:formula="of:=[.M3]/([.E3]+[.I3]+[.M3])" office:value-type="percentage" office:value="0.343175503564897" calcext:value-type="percentage">
            <text:p>34.3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60940" calcext:value-type="float">
            <text:p>260940</text:p>
          </table:table-cell>
          <table:table-cell office:value-type="float" office:value="162024" calcext:value-type="float">
            <text:p>162024</text:p>
          </table:table-cell>
          <table:table-cell office:value-type="float" office:value="98916" calcext:value-type="float">
            <text:p>98916</text:p>
          </table:table-cell>
          <table:table-cell/>
          <table:table-cell office:value-type="float" office:value="105767" calcext:value-type="float">
            <text:p>105767</text:p>
          </table:table-cell>
          <table:table-cell office:value-type="float" office:value="47839" calcext:value-type="float">
            <text:p>47839</text:p>
          </table:table-cell>
          <table:table-cell office:value-type="float" office:value="57928" calcext:value-type="float">
            <text:p>57928</text:p>
          </table:table-cell>
          <table:table-cell/>
          <table:table-cell office:value-type="float" office:value="140121" calcext:value-type="float">
            <text:p>140121</text:p>
          </table:table-cell>
          <table:table-cell office:value-type="float" office:value="55556" calcext:value-type="float">
            <text:p>55556</text:p>
          </table:table-cell>
          <table:table-cell office:value-type="float" office:value="84565" calcext:value-type="float">
            <text:p>84565</text:p>
          </table:table-cell>
          <table:table-cell/>
          <table:table-cell table:formula="of:=[.M5]/([.E5]+[.I5]+[.M5])" office:value-type="percentage" office:value="0.35029762767751" calcext:value-type="percentage">
            <text:p>35.0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58655" calcext:value-type="float">
            <text:p>258655</text:p>
          </table:table-cell>
          <table:table-cell office:value-type="float" office:value="162574" calcext:value-type="float">
            <text:p>162574</text:p>
          </table:table-cell>
          <table:table-cell office:value-type="float" office:value="96081" calcext:value-type="float">
            <text:p>96081</text:p>
          </table:table-cell>
          <table:table-cell/>
          <table:table-cell office:value-type="float" office:value="104032" calcext:value-type="float">
            <text:p>104032</text:p>
          </table:table-cell>
          <table:table-cell office:value-type="float" office:value="46419" calcext:value-type="float">
            <text:p>46419</text:p>
          </table:table-cell>
          <table:table-cell office:value-type="float" office:value="57613" calcext:value-type="float">
            <text:p>57613</text:p>
          </table:table-cell>
          <table:table-cell/>
          <table:table-cell office:value-type="float" office:value="141254" calcext:value-type="float">
            <text:p>141254</text:p>
          </table:table-cell>
          <table:table-cell office:value-type="float" office:value="56193" calcext:value-type="float">
            <text:p>56193</text:p>
          </table:table-cell>
          <table:table-cell office:value-type="float" office:value="85061" calcext:value-type="float">
            <text:p>85061</text:p>
          </table:table-cell>
          <table:table-cell/>
          <table:table-cell table:formula="of:=[.M6]/([.E6]+[.I6]+[.M6])" office:value-type="percentage" office:value="0.356268978660133" calcext:value-type="percentage">
            <text:p>35.6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73210" calcext:value-type="float">
            <text:p>273210</text:p>
          </table:table-cell>
          <table:table-cell office:value-type="float" office:value="173355" calcext:value-type="float">
            <text:p>173355</text:p>
          </table:table-cell>
          <table:table-cell office:value-type="float" office:value="99855" calcext:value-type="float">
            <text:p>99855</text:p>
          </table:table-cell>
          <table:table-cell/>
          <table:table-cell office:value-type="float" office:value="102374" calcext:value-type="float">
            <text:p>102374</text:p>
          </table:table-cell>
          <table:table-cell office:value-type="float" office:value="45800" calcext:value-type="float">
            <text:p>45800</text:p>
          </table:table-cell>
          <table:table-cell office:value-type="float" office:value="56574" calcext:value-type="float">
            <text:p>56574</text:p>
          </table:table-cell>
          <table:table-cell/>
          <table:table-cell office:value-type="float" office:value="149583" calcext:value-type="float">
            <text:p>149583</text:p>
          </table:table-cell>
          <table:table-cell office:value-type="float" office:value="60340" calcext:value-type="float">
            <text:p>60340</text:p>
          </table:table-cell>
          <table:table-cell office:value-type="float" office:value="89243" calcext:value-type="float">
            <text:p>89243</text:p>
          </table:table-cell>
          <table:table-cell/>
          <table:table-cell table:formula="of:=[.M7]/([.E7]+[.I7]+[.M7])" office:value-type="percentage" office:value="0.363260770458172" calcext:value-type="percentage">
            <text:p>36.3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79104" calcext:value-type="float">
            <text:p>279104</text:p>
          </table:table-cell>
          <table:table-cell office:value-type="float" office:value="177035" calcext:value-type="float">
            <text:p>177035</text:p>
          </table:table-cell>
          <table:table-cell office:value-type="float" office:value="102069" calcext:value-type="float">
            <text:p>102069</text:p>
          </table:table-cell>
          <table:table-cell/>
          <table:table-cell office:value-type="float" office:value="89412" calcext:value-type="float">
            <text:p>89412</text:p>
          </table:table-cell>
          <table:table-cell office:value-type="float" office:value="38716" calcext:value-type="float">
            <text:p>38716</text:p>
          </table:table-cell>
          <table:table-cell office:value-type="float" office:value="50696" calcext:value-type="float">
            <text:p>50696</text:p>
          </table:table-cell>
          <table:table-cell/>
          <table:table-cell office:value-type="float" office:value="149647" calcext:value-type="float">
            <text:p>149647</text:p>
          </table:table-cell>
          <table:table-cell office:value-type="float" office:value="60978" calcext:value-type="float">
            <text:p>60978</text:p>
          </table:table-cell>
          <table:table-cell office:value-type="float" office:value="88669" calcext:value-type="float">
            <text:p>88669</text:p>
          </table:table-cell>
          <table:table-cell/>
          <table:table-cell table:formula="of:=[.M8]/([.E8]+[.I8]+[.M8])" office:value-type="percentage" office:value="0.367259789424853" calcext:value-type="percentage">
            <text:p>36.73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72135" calcext:value-type="float">
            <text:p>272135</text:p>
          </table:table-cell>
          <table:table-cell office:value-type="float" office:value="172534" calcext:value-type="float">
            <text:p>172534</text:p>
          </table:table-cell>
          <table:table-cell office:value-type="float" office:value="99601" calcext:value-type="float">
            <text:p>99601</text:p>
          </table:table-cell>
          <table:table-cell/>
          <table:table-cell office:value-type="float" office:value="106282" calcext:value-type="float">
            <text:p>106282</text:p>
          </table:table-cell>
          <table:table-cell office:value-type="float" office:value="48402" calcext:value-type="float">
            <text:p>48402</text:p>
          </table:table-cell>
          <table:table-cell office:value-type="float" office:value="57880" calcext:value-type="float">
            <text:p>57880</text:p>
          </table:table-cell>
          <table:table-cell/>
          <table:table-cell office:value-type="float" office:value="150389" calcext:value-type="float">
            <text:p>150389</text:p>
          </table:table-cell>
          <table:table-cell office:value-type="float" office:value="60765" calcext:value-type="float">
            <text:p>60765</text:p>
          </table:table-cell>
          <table:table-cell office:value-type="float" office:value="89624" calcext:value-type="float">
            <text:p>89624</text:p>
          </table:table-cell>
          <table:table-cell/>
          <table:table-cell table:formula="of:=[.M9]/([.E9]+[.I9]+[.M9])" office:value-type="percentage" office:value="0.362696019910564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98459" calcext:value-type="float">
            <text:p>298459</text:p>
          </table:table-cell>
          <table:table-cell office:value-type="float" office:value="189790" calcext:value-type="float">
            <text:p>189790</text:p>
          </table:table-cell>
          <table:table-cell office:value-type="float" office:value="108669" calcext:value-type="float">
            <text:p>108669</text:p>
          </table:table-cell>
          <table:table-cell/>
          <table:table-cell office:value-type="float" office:value="96154" calcext:value-type="float">
            <text:p>96154</text:p>
          </table:table-cell>
          <table:table-cell office:value-type="float" office:value="40275" calcext:value-type="float">
            <text:p>40275</text:p>
          </table:table-cell>
          <table:table-cell office:value-type="float" office:value="55879" calcext:value-type="float">
            <text:p>55879</text:p>
          </table:table-cell>
          <table:table-cell/>
          <table:table-cell office:value-type="float" office:value="146109" calcext:value-type="float">
            <text:p>146109</text:p>
          </table:table-cell>
          <table:table-cell office:value-type="float" office:value="58969" calcext:value-type="float">
            <text:p>58969</text:p>
          </table:table-cell>
          <table:table-cell office:value-type="float" office:value="87140" calcext:value-type="float">
            <text:p>87140</text:p>
          </table:table-cell>
          <table:table-cell/>
          <table:table-cell table:formula="of:=[.M10]/([.E10]+[.I10]+[.M10])" office:value-type="percentage" office:value="0.346222306983249" calcext:value-type="percentage">
            <text:p>34.6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95797" calcext:value-type="float">
            <text:p>295797</text:p>
          </table:table-cell>
          <table:table-cell office:value-type="float" office:value="188953" calcext:value-type="float">
            <text:p>188953</text:p>
          </table:table-cell>
          <table:table-cell office:value-type="float" office:value="106844" calcext:value-type="float">
            <text:p>106844</text:p>
          </table:table-cell>
          <table:table-cell/>
          <table:table-cell office:value-type="float" office:value="88088" calcext:value-type="float">
            <text:p>88088</text:p>
          </table:table-cell>
          <table:table-cell office:value-type="float" office:value="38228" calcext:value-type="float">
            <text:p>38228</text:p>
          </table:table-cell>
          <table:table-cell office:value-type="float" office:value="49860" calcext:value-type="float">
            <text:p>49860</text:p>
          </table:table-cell>
          <table:table-cell/>
          <table:table-cell office:value-type="float" office:value="146214" calcext:value-type="float">
            <text:p>146214</text:p>
          </table:table-cell>
          <table:table-cell office:value-type="float" office:value="58488" calcext:value-type="float">
            <text:p>58488</text:p>
          </table:table-cell>
          <table:table-cell office:value-type="float" office:value="87726" calcext:value-type="float">
            <text:p>87726</text:p>
          </table:table-cell>
          <table:table-cell/>
          <table:table-cell table:formula="of:=[.M11]/([.E11]+[.I11]+[.M11])" office:value-type="percentage" office:value="0.358900298654011" calcext:value-type="percentage">
            <text:p>35.8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55807" calcext:value-type="float">
            <text:p>255807</text:p>
          </table:table-cell>
          <table:table-cell office:value-type="float" office:value="159841" calcext:value-type="float">
            <text:p>159841</text:p>
          </table:table-cell>
          <table:table-cell office:value-type="float" office:value="95966" calcext:value-type="float">
            <text:p>95966</text:p>
          </table:table-cell>
          <table:table-cell/>
          <table:table-cell office:value-type="float" office:value="86388" calcext:value-type="float">
            <text:p>86388</text:p>
          </table:table-cell>
          <table:table-cell office:value-type="float" office:value="35955" calcext:value-type="float">
            <text:p>35955</text:p>
          </table:table-cell>
          <table:table-cell office:value-type="float" office:value="50433" calcext:value-type="float">
            <text:p>50433</text:p>
          </table:table-cell>
          <table:table-cell/>
          <table:table-cell office:value-type="float" office:value="144103" calcext:value-type="float">
            <text:p>144103</text:p>
          </table:table-cell>
          <table:table-cell office:value-type="float" office:value="57329" calcext:value-type="float">
            <text:p>57329</text:p>
          </table:table-cell>
          <table:table-cell office:value-type="float" office:value="86774" calcext:value-type="float">
            <text:p>86774</text:p>
          </table:table-cell>
          <table:table-cell/>
          <table:table-cell table:formula="of:=[.M12]/([.E12]+[.I12]+[.M12])" office:value-type="percentage" office:value="0.372144287717703" calcext:value-type="percentage">
            <text:p>37.2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76065" calcext:value-type="float">
            <text:p>276065</text:p>
          </table:table-cell>
          <table:table-cell office:value-type="float" office:value="174784" calcext:value-type="float">
            <text:p>174784</text:p>
          </table:table-cell>
          <table:table-cell office:value-type="float" office:value="101281" calcext:value-type="float">
            <text:p>101281</text:p>
          </table:table-cell>
          <table:table-cell/>
          <table:table-cell office:value-type="float" office:value="92152" calcext:value-type="float">
            <text:p>92152</text:p>
          </table:table-cell>
          <table:table-cell office:value-type="float" office:value="39477" calcext:value-type="float">
            <text:p>39477</text:p>
          </table:table-cell>
          <table:table-cell office:value-type="float" office:value="52675" calcext:value-type="float">
            <text:p>52675</text:p>
          </table:table-cell>
          <table:table-cell/>
          <table:table-cell office:value-type="float" office:value="150855" calcext:value-type="float">
            <text:p>150855</text:p>
          </table:table-cell>
          <table:table-cell office:value-type="float" office:value="60765" calcext:value-type="float">
            <text:p>60765</text:p>
          </table:table-cell>
          <table:table-cell office:value-type="float" office:value="90090" calcext:value-type="float">
            <text:p>90090</text:p>
          </table:table-cell>
          <table:table-cell/>
          <table:table-cell table:formula="of:=[.M13]/([.E13]+[.I13]+[.M13])" office:value-type="percentage" office:value="0.369151717299198" calcext:value-type="percentage">
            <text:p>36.9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71638" calcext:value-type="float">
            <text:p>271638</text:p>
          </table:table-cell>
          <table:table-cell office:value-type="float" office:value="173214" calcext:value-type="float">
            <text:p>173214</text:p>
          </table:table-cell>
          <table:table-cell office:value-type="float" office:value="98424" calcext:value-type="float">
            <text:p>98424</text:p>
          </table:table-cell>
          <table:table-cell/>
          <table:table-cell office:value-type="float" office:value="104877" calcext:value-type="float">
            <text:p>104877</text:p>
          </table:table-cell>
          <table:table-cell office:value-type="float" office:value="48255" calcext:value-type="float">
            <text:p>48255</text:p>
          </table:table-cell>
          <table:table-cell office:value-type="float" office:value="56622" calcext:value-type="float">
            <text:p>56622</text:p>
          </table:table-cell>
          <table:table-cell/>
          <table:table-cell office:value-type="float" office:value="150579" calcext:value-type="float">
            <text:p>150579</text:p>
          </table:table-cell>
          <table:table-cell office:value-type="float" office:value="60673" calcext:value-type="float">
            <text:p>60673</text:p>
          </table:table-cell>
          <table:table-cell office:value-type="float" office:value="89906" calcext:value-type="float">
            <text:p>89906</text:p>
          </table:table-cell>
          <table:table-cell/>
          <table:table-cell table:formula="of:=[.M14]/([.E14]+[.I14]+[.M14])" office:value-type="percentage" office:value="0.367035174238218" calcext:value-type="percentage">
            <text:p>36.7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74777" calcext:value-type="float">
            <text:p>274777</text:p>
          </table:table-cell>
          <table:table-cell office:value-type="float" office:value="174958" calcext:value-type="float">
            <text:p>174958</text:p>
          </table:table-cell>
          <table:table-cell office:value-type="float" office:value="99819" calcext:value-type="float">
            <text:p>99819</text:p>
          </table:table-cell>
          <table:table-cell/>
          <table:table-cell office:value-type="float" office:value="96514" calcext:value-type="float">
            <text:p>96514</text:p>
          </table:table-cell>
          <table:table-cell office:value-type="float" office:value="41952" calcext:value-type="float">
            <text:p>41952</text:p>
          </table:table-cell>
          <table:table-cell office:value-type="float" office:value="54562" calcext:value-type="float">
            <text:p>54562</text:p>
          </table:table-cell>
          <table:table-cell/>
          <table:table-cell office:value-type="float" office:value="150716" calcext:value-type="float">
            <text:p>150716</text:p>
          </table:table-cell>
          <table:table-cell office:value-type="float" office:value="60881" calcext:value-type="float">
            <text:p>60881</text:p>
          </table:table-cell>
          <table:table-cell office:value-type="float" office:value="89835" calcext:value-type="float">
            <text:p>89835</text:p>
          </table:table-cell>
          <table:table-cell/>
          <table:table-cell table:formula="of:=[.M15]/([.E15]+[.I15]+[.M15])" office:value-type="percentage" office:value="0.367850591279851" calcext:value-type="percentage">
            <text:p>36.7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54568" calcext:value-type="float">
            <text:p>254568</text:p>
          </table:table-cell>
          <table:table-cell office:value-type="float" office:value="158139" calcext:value-type="float">
            <text:p>158139</text:p>
          </table:table-cell>
          <table:table-cell office:value-type="float" office:value="96429" calcext:value-type="float">
            <text:p>96429</text:p>
          </table:table-cell>
          <table:table-cell/>
          <table:table-cell office:value-type="float" office:value="105184" calcext:value-type="float">
            <text:p>105184</text:p>
          </table:table-cell>
          <table:table-cell office:value-type="float" office:value="47301" calcext:value-type="float">
            <text:p>47301</text:p>
          </table:table-cell>
          <table:table-cell office:value-type="float" office:value="57883" calcext:value-type="float">
            <text:p>57883</text:p>
          </table:table-cell>
          <table:table-cell/>
          <table:table-cell office:value-type="float" office:value="142278" calcext:value-type="float">
            <text:p>142278</text:p>
          </table:table-cell>
          <table:table-cell office:value-type="float" office:value="56656" calcext:value-type="float">
            <text:p>56656</text:p>
          </table:table-cell>
          <table:table-cell office:value-type="float" office:value="85622" calcext:value-type="float">
            <text:p>85622</text:p>
          </table:table-cell>
          <table:table-cell/>
          <table:table-cell table:formula="of:=[.M16]/([.E16]+[.I16]+[.M16])" office:value-type="percentage" office:value="0.35685646886227" calcext:value-type="percentage">
            <text:p>35.6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54231" calcext:value-type="float">
            <text:p>254231</text:p>
          </table:table-cell>
          <table:table-cell office:value-type="float" office:value="159779" calcext:value-type="float">
            <text:p>159779</text:p>
          </table:table-cell>
          <table:table-cell office:value-type="float" office:value="94452" calcext:value-type="float">
            <text:p>94452</text:p>
          </table:table-cell>
          <table:table-cell/>
          <table:table-cell office:value-type="float" office:value="98327" calcext:value-type="float">
            <text:p>98327</text:p>
          </table:table-cell>
          <table:table-cell office:value-type="float" office:value="43550" calcext:value-type="float">
            <text:p>43550</text:p>
          </table:table-cell>
          <table:table-cell office:value-type="float" office:value="54777" calcext:value-type="float">
            <text:p>54777</text:p>
          </table:table-cell>
          <table:table-cell/>
          <table:table-cell office:value-type="float" office:value="142424" calcext:value-type="float">
            <text:p>142424</text:p>
          </table:table-cell>
          <table:table-cell office:value-type="float" office:value="56336" calcext:value-type="float">
            <text:p>56336</text:p>
          </table:table-cell>
          <table:table-cell office:value-type="float" office:value="86088" calcext:value-type="float">
            <text:p>86088</text:p>
          </table:table-cell>
          <table:table-cell/>
          <table:table-cell table:formula="of:=[.M17]/([.E17]+[.I17]+[.M17])" office:value-type="percentage" office:value="0.36583842221344" calcext:value-type="percentage">
            <text:p>36.5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53997" calcext:value-type="float">
            <text:p>253997</text:p>
          </table:table-cell>
          <table:table-cell office:value-type="float" office:value="158513" calcext:value-type="float">
            <text:p>158513</text:p>
          </table:table-cell>
          <table:table-cell office:value-type="float" office:value="95484" calcext:value-type="float">
            <text:p>95484</text:p>
          </table:table-cell>
          <table:table-cell/>
          <table:table-cell office:value-type="float" office:value="99441" calcext:value-type="float">
            <text:p>99441</text:p>
          </table:table-cell>
          <table:table-cell office:value-type="float" office:value="43986" calcext:value-type="float">
            <text:p>43986</text:p>
          </table:table-cell>
          <table:table-cell office:value-type="float" office:value="55455" calcext:value-type="float">
            <text:p>55455</text:p>
          </table:table-cell>
          <table:table-cell/>
          <table:table-cell office:value-type="float" office:value="143110" calcext:value-type="float">
            <text:p>143110</text:p>
          </table:table-cell>
          <table:table-cell office:value-type="float" office:value="57118" calcext:value-type="float">
            <text:p>57118</text:p>
          </table:table-cell>
          <table:table-cell office:value-type="float" office:value="85992" calcext:value-type="float">
            <text:p>85992</text:p>
          </table:table-cell>
          <table:table-cell/>
          <table:table-cell table:formula="of:=[.M18]/([.E18]+[.I18]+[.M18])" office:value-type="percentage" office:value="0.362941109436925" calcext:value-type="percentage">
            <text:p>36.29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54665" calcext:value-type="float">
            <text:p>254665</text:p>
          </table:table-cell>
          <table:table-cell office:value-type="float" office:value="160535" calcext:value-type="float">
            <text:p>160535</text:p>
          </table:table-cell>
          <table:table-cell office:value-type="float" office:value="94130" calcext:value-type="float">
            <text:p>94130</text:p>
          </table:table-cell>
          <table:table-cell/>
          <table:table-cell office:value-type="float" office:value="99401" calcext:value-type="float">
            <text:p>99401</text:p>
          </table:table-cell>
          <table:table-cell office:value-type="float" office:value="44666" calcext:value-type="float">
            <text:p>44666</text:p>
          </table:table-cell>
          <table:table-cell office:value-type="float" office:value="54735" calcext:value-type="float">
            <text:p>54735</text:p>
          </table:table-cell>
          <table:table-cell/>
          <table:table-cell office:value-type="float" office:value="142209" calcext:value-type="float">
            <text:p>142209</text:p>
          </table:table-cell>
          <table:table-cell office:value-type="float" office:value="56001" calcext:value-type="float">
            <text:p>56001</text:p>
          </table:table-cell>
          <table:table-cell office:value-type="float" office:value="86208" calcext:value-type="float">
            <text:p>86208</text:p>
          </table:table-cell>
          <table:table-cell/>
          <table:table-cell table:formula="of:=[.M19]/([.E19]+[.I19]+[.M19])" office:value-type="percentage" office:value="0.366728633233081" calcext:value-type="percentage">
            <text:p>36.6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71450" calcext:value-type="float">
            <text:p>271450</text:p>
          </table:table-cell>
          <table:table-cell office:value-type="float" office:value="168288" calcext:value-type="float">
            <text:p>168288</text:p>
          </table:table-cell>
          <table:table-cell office:value-type="float" office:value="103162" calcext:value-type="float">
            <text:p>103162</text:p>
          </table:table-cell>
          <table:table-cell/>
          <table:table-cell office:value-type="float" office:value="88995" calcext:value-type="float">
            <text:p>88995</text:p>
          </table:table-cell>
          <table:table-cell office:value-type="float" office:value="36756" calcext:value-type="float">
            <text:p>36756</text:p>
          </table:table-cell>
          <table:table-cell office:value-type="float" office:value="52239" calcext:value-type="float">
            <text:p>52239</text:p>
          </table:table-cell>
          <table:table-cell/>
          <table:table-cell office:value-type="float" office:value="140571" calcext:value-type="float">
            <text:p>140571</text:p>
          </table:table-cell>
          <table:table-cell office:value-type="float" office:value="56137" calcext:value-type="float">
            <text:p>56137</text:p>
          </table:table-cell>
          <table:table-cell office:value-type="float" office:value="84434" calcext:value-type="float">
            <text:p>84434</text:p>
          </table:table-cell>
          <table:table-cell/>
          <table:table-cell table:formula="of:=[.M20]/([.E20]+[.I20]+[.M20])" office:value-type="percentage" office:value="0.352050367961307" calcext:value-type="percentage">
            <text:p>35.2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63183" calcext:value-type="float">
            <text:p>263183</text:p>
          </table:table-cell>
          <table:table-cell office:value-type="float" office:value="164463" calcext:value-type="float">
            <text:p>164463</text:p>
          </table:table-cell>
          <table:table-cell office:value-type="float" office:value="98720" calcext:value-type="float">
            <text:p>98720</text:p>
          </table:table-cell>
          <table:table-cell/>
          <table:table-cell office:value-type="float" office:value="89481" calcext:value-type="float">
            <text:p>89481</text:p>
          </table:table-cell>
          <table:table-cell office:value-type="float" office:value="38065" calcext:value-type="float">
            <text:p>38065</text:p>
          </table:table-cell>
          <table:table-cell office:value-type="float" office:value="51416" calcext:value-type="float">
            <text:p>51416</text:p>
          </table:table-cell>
          <table:table-cell/>
          <table:table-cell office:value-type="float" office:value="141684" calcext:value-type="float">
            <text:p>141684</text:p>
          </table:table-cell>
          <table:table-cell office:value-type="float" office:value="55830" calcext:value-type="float">
            <text:p>55830</text:p>
          </table:table-cell>
          <table:table-cell office:value-type="float" office:value="85854" calcext:value-type="float">
            <text:p>85854</text:p>
          </table:table-cell>
          <table:table-cell/>
          <table:table-cell table:formula="of:=[.M21]/([.E21]+[.I21]+[.M21])" office:value-type="percentage" office:value="0.363803550997924" calcext:value-type="percentage">
            <text:p>36.3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58038" calcext:value-type="float">
            <text:p>258038</text:p>
          </table:table-cell>
          <table:table-cell office:value-type="float" office:value="161277" calcext:value-type="float">
            <text:p>161277</text:p>
          </table:table-cell>
          <table:table-cell office:value-type="float" office:value="96761" calcext:value-type="float">
            <text:p>96761</text:p>
          </table:table-cell>
          <table:table-cell/>
          <table:table-cell office:value-type="float" office:value="93270" calcext:value-type="float">
            <text:p>93270</text:p>
          </table:table-cell>
          <table:table-cell office:value-type="float" office:value="39464" calcext:value-type="float">
            <text:p>39464</text:p>
          </table:table-cell>
          <table:table-cell office:value-type="float" office:value="53806" calcext:value-type="float">
            <text:p>53806</text:p>
          </table:table-cell>
          <table:table-cell/>
          <table:table-cell office:value-type="float" office:value="142340" calcext:value-type="float">
            <text:p>142340</text:p>
          </table:table-cell>
          <table:table-cell office:value-type="float" office:value="56514" calcext:value-type="float">
            <text:p>56514</text:p>
          </table:table-cell>
          <table:table-cell office:value-type="float" office:value="85826" calcext:value-type="float">
            <text:p>85826</text:p>
          </table:table-cell>
          <table:table-cell/>
          <table:table-cell table:formula="of:=[.M22]/([.E22]+[.I22]+[.M22])" office:value-type="percentage" office:value="0.363064896168668" calcext:value-type="percentage">
            <text:p>36.3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51741" calcext:value-type="float">
            <text:p>251741</text:p>
          </table:table-cell>
          <table:table-cell office:value-type="float" office:value="157035" calcext:value-type="float">
            <text:p>157035</text:p>
          </table:table-cell>
          <table:table-cell office:value-type="float" office:value="94706" calcext:value-type="float">
            <text:p>94706</text:p>
          </table:table-cell>
          <table:table-cell/>
          <table:table-cell office:value-type="float" office:value="99679" calcext:value-type="float">
            <text:p>99679</text:p>
          </table:table-cell>
          <table:table-cell office:value-type="float" office:value="44318" calcext:value-type="float">
            <text:p>44318</text:p>
          </table:table-cell>
          <table:table-cell office:value-type="float" office:value="55361" calcext:value-type="float">
            <text:p>55361</text:p>
          </table:table-cell>
          <table:table-cell/>
          <table:table-cell office:value-type="float" office:value="142904" calcext:value-type="float">
            <text:p>142904</text:p>
          </table:table-cell>
          <table:table-cell office:value-type="float" office:value="56669" calcext:value-type="float">
            <text:p>56669</text:p>
          </table:table-cell>
          <table:table-cell office:value-type="float" office:value="86235" calcext:value-type="float">
            <text:p>86235</text:p>
          </table:table-cell>
          <table:table-cell/>
          <table:table-cell table:formula="of:=[.M23]/([.E23]+[.I23]+[.M23])" office:value-type="percentage" office:value="0.364935548577668" calcext:value-type="percentage">
            <text:p>36.4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69102" calcext:value-type="float">
            <text:p>269102</text:p>
          </table:table-cell>
          <table:table-cell office:value-type="float" office:value="167257" calcext:value-type="float">
            <text:p>167257</text:p>
          </table:table-cell>
          <table:table-cell office:value-type="float" office:value="101845" calcext:value-type="float">
            <text:p>101845</text:p>
          </table:table-cell>
          <table:table-cell/>
          <table:table-cell office:value-type="float" office:value="90015" calcext:value-type="float">
            <text:p>90015</text:p>
          </table:table-cell>
          <table:table-cell office:value-type="float" office:value="36976" calcext:value-type="float">
            <text:p>36976</text:p>
          </table:table-cell>
          <table:table-cell office:value-type="float" office:value="53039" calcext:value-type="float">
            <text:p>53039</text:p>
          </table:table-cell>
          <table:table-cell/>
          <table:table-cell office:value-type="float" office:value="140731" calcext:value-type="float">
            <text:p>140731</text:p>
          </table:table-cell>
          <table:table-cell office:value-type="float" office:value="55902" calcext:value-type="float">
            <text:p>55902</text:p>
          </table:table-cell>
          <table:table-cell office:value-type="float" office:value="84829" calcext:value-type="float">
            <text:p>84829</text:p>
          </table:table-cell>
          <table:table-cell/>
          <table:table-cell table:formula="of:=[.M24]/([.E24]+[.I24]+[.M24])" office:value-type="percentage" office:value="0.353877344991719" calcext:value-type="percentage">
            <text:p>35.3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58456" calcext:value-type="float">
            <text:p>258456</text:p>
          </table:table-cell>
          <table:table-cell office:value-type="float" office:value="161472" calcext:value-type="float">
            <text:p>161472</text:p>
          </table:table-cell>
          <table:table-cell office:value-type="float" office:value="96984" calcext:value-type="float">
            <text:p>96984</text:p>
          </table:table-cell>
          <table:table-cell/>
          <table:table-cell office:value-type="float" office:value="85977" calcext:value-type="float">
            <text:p>85977</text:p>
          </table:table-cell>
          <table:table-cell office:value-type="float" office:value="35984" calcext:value-type="float">
            <text:p>35984</text:p>
          </table:table-cell>
          <table:table-cell office:value-type="float" office:value="49993" calcext:value-type="float">
            <text:p>49993</text:p>
          </table:table-cell>
          <table:table-cell/>
          <table:table-cell office:value-type="float" office:value="143577" calcext:value-type="float">
            <text:p>143577</text:p>
          </table:table-cell>
          <table:table-cell office:value-type="float" office:value="57007" calcext:value-type="float">
            <text:p>57007</text:p>
          </table:table-cell>
          <table:table-cell office:value-type="float" office:value="86570" calcext:value-type="float">
            <text:p>86570</text:p>
          </table:table-cell>
          <table:table-cell/>
          <table:table-cell table:formula="of:=[.M25]/([.E25]+[.I25]+[.M25])" office:value-type="percentage" office:value="0.370674853455621" calcext:value-type="percentage">
            <text:p>37.0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61443" calcext:value-type="float">
            <text:p>261443</text:p>
          </table:table-cell>
          <table:table-cell office:value-type="float" office:value="163393" calcext:value-type="float">
            <text:p>163393</text:p>
          </table:table-cell>
          <table:table-cell office:value-type="float" office:value="98050" calcext:value-type="float">
            <text:p>98050</text:p>
          </table:table-cell>
          <table:table-cell/>
          <table:table-cell office:value-type="float" office:value="97811" calcext:value-type="float">
            <text:p>97811</text:p>
          </table:table-cell>
          <table:table-cell office:value-type="float" office:value="42341" calcext:value-type="float">
            <text:p>42341</text:p>
          </table:table-cell>
          <table:table-cell office:value-type="float" office:value="55470" calcext:value-type="float">
            <text:p>55470</text:p>
          </table:table-cell>
          <table:table-cell/>
          <table:table-cell office:value-type="float" office:value="141207" calcext:value-type="float">
            <text:p>141207</text:p>
          </table:table-cell>
          <table:table-cell office:value-type="float" office:value="55929" calcext:value-type="float">
            <text:p>55929</text:p>
          </table:table-cell>
          <table:table-cell office:value-type="float" office:value="85278" calcext:value-type="float">
            <text:p>85278</text:p>
          </table:table-cell>
          <table:table-cell/>
          <table:table-cell table:formula="of:=[.M26]/([.E26]+[.I26]+[.M26])" office:value-type="percentage" office:value="0.35711354366452" calcext:value-type="percentage">
            <text:p>35.7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282133" calcext:value-type="float">
            <text:p>282133</text:p>
          </table:table-cell>
          <table:table-cell office:value-type="float" office:value="178837" calcext:value-type="float">
            <text:p>178837</text:p>
          </table:table-cell>
          <table:table-cell office:value-type="float" office:value="103296" calcext:value-type="float">
            <text:p>103296</text:p>
          </table:table-cell>
          <table:table-cell/>
          <table:table-cell office:value-type="float" office:value="108229" calcext:value-type="float">
            <text:p>108229</text:p>
          </table:table-cell>
          <table:table-cell office:value-type="float" office:value="49226" calcext:value-type="float">
            <text:p>49226</text:p>
          </table:table-cell>
          <table:table-cell office:value-type="float" office:value="59003" calcext:value-type="float">
            <text:p>59003</text:p>
          </table:table-cell>
          <table:table-cell/>
          <table:table-cell office:value-type="float" office:value="147727" calcext:value-type="float">
            <text:p>147727</text:p>
          </table:table-cell>
          <table:table-cell office:value-type="float" office:value="59673" calcext:value-type="float">
            <text:p>59673</text:p>
          </table:table-cell>
          <table:table-cell office:value-type="float" office:value="88054" calcext:value-type="float">
            <text:p>88054</text:p>
          </table:table-cell>
          <table:table-cell/>
          <table:table-cell table:formula="of:=[.M27]/([.E27]+[.I27]+[.M27])" office:value-type="percentage" office:value="0.351719372246388" calcext:value-type="percentage">
            <text:p>35.1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97703" calcext:value-type="float">
            <text:p>297703</text:p>
          </table:table-cell>
          <table:table-cell office:value-type="float" office:value="186621" calcext:value-type="float">
            <text:p>186621</text:p>
          </table:table-cell>
          <table:table-cell office:value-type="float" office:value="111082" calcext:value-type="float">
            <text:p>111082</text:p>
          </table:table-cell>
          <table:table-cell/>
          <table:table-cell office:value-type="float" office:value="94277" calcext:value-type="float">
            <text:p>94277</text:p>
          </table:table-cell>
          <table:table-cell office:value-type="float" office:value="40205" calcext:value-type="float">
            <text:p>40205</text:p>
          </table:table-cell>
          <table:table-cell office:value-type="float" office:value="54072" calcext:value-type="float">
            <text:p>54072</text:p>
          </table:table-cell>
          <table:table-cell/>
          <table:table-cell office:value-type="float" office:value="145704" calcext:value-type="float">
            <text:p>145704</text:p>
          </table:table-cell>
          <table:table-cell office:value-type="float" office:value="58862" calcext:value-type="float">
            <text:p>58862</text:p>
          </table:table-cell>
          <table:table-cell office:value-type="float" office:value="86842" calcext:value-type="float">
            <text:p>86842</text:p>
          </table:table-cell>
          <table:table-cell/>
          <table:table-cell table:formula="of:=[.M28]/([.E28]+[.I28]+[.M28])" office:value-type="percentage" office:value="0.344616581215575" calcext:value-type="percentage">
            <text:p>34.4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83420" calcext:value-type="float">
            <text:p>283420</text:p>
          </table:table-cell>
          <table:table-cell office:value-type="float" office:value="179069" calcext:value-type="float">
            <text:p>179069</text:p>
          </table:table-cell>
          <table:table-cell office:value-type="float" office:value="104351" calcext:value-type="float">
            <text:p>104351</text:p>
          </table:table-cell>
          <table:table-cell/>
          <table:table-cell office:value-type="float" office:value="103833" calcext:value-type="float">
            <text:p>103833</text:p>
          </table:table-cell>
          <table:table-cell office:value-type="float" office:value="46220" calcext:value-type="float">
            <text:p>46220</text:p>
          </table:table-cell>
          <table:table-cell office:value-type="float" office:value="57613" calcext:value-type="float">
            <text:p>57613</text:p>
          </table:table-cell>
          <table:table-cell/>
          <table:table-cell office:value-type="float" office:value="147828" calcext:value-type="float">
            <text:p>147828</text:p>
          </table:table-cell>
          <table:table-cell office:value-type="float" office:value="59392" calcext:value-type="float">
            <text:p>59392</text:p>
          </table:table-cell>
          <table:table-cell office:value-type="float" office:value="88436" calcext:value-type="float">
            <text:p>88436</text:p>
          </table:table-cell>
          <table:table-cell/>
          <table:table-cell table:formula="of:=[.M29]/([.E29]+[.I29]+[.M29])" office:value-type="percentage" office:value="0.353178913738019" calcext:value-type="percentage">
            <text:p>35.32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85193" calcext:value-type="float">
            <text:p>285193</text:p>
          </table:table-cell>
          <table:table-cell office:value-type="float" office:value="180149" calcext:value-type="float">
            <text:p>180149</text:p>
          </table:table-cell>
          <table:table-cell office:value-type="float" office:value="105044" calcext:value-type="float">
            <text:p>105044</text:p>
          </table:table-cell>
          <table:table-cell/>
          <table:table-cell office:value-type="float" office:value="104211" calcext:value-type="float">
            <text:p>104211</text:p>
          </table:table-cell>
          <table:table-cell office:value-type="float" office:value="44644" calcext:value-type="float">
            <text:p>44644</text:p>
          </table:table-cell>
          <table:table-cell office:value-type="float" office:value="59567" calcext:value-type="float">
            <text:p>59567</text:p>
          </table:table-cell>
          <table:table-cell/>
          <table:table-cell office:value-type="float" office:value="148562" calcext:value-type="float">
            <text:p>148562</text:p>
          </table:table-cell>
          <table:table-cell office:value-type="float" office:value="60566" calcext:value-type="float">
            <text:p>60566</text:p>
          </table:table-cell>
          <table:table-cell office:value-type="float" office:value="87996" calcext:value-type="float">
            <text:p>87996</text:p>
          </table:table-cell>
          <table:table-cell/>
          <table:table-cell table:formula="of:=[.M30]/([.E30]+[.I30]+[.M30])" office:value-type="percentage" office:value="0.348351391687483" calcext:value-type="percentage">
            <text:p>34.84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264396" calcext:value-type="float">
            <text:p>264396</text:p>
          </table:table-cell>
          <table:table-cell office:value-type="float" office:value="165790" calcext:value-type="float">
            <text:p>165790</text:p>
          </table:table-cell>
          <table:table-cell office:value-type="float" office:value="98606" calcext:value-type="float">
            <text:p>98606</text:p>
          </table:table-cell>
          <table:table-cell/>
          <table:table-cell office:value-type="float" office:value="87872" calcext:value-type="float">
            <text:p>87872</text:p>
          </table:table-cell>
          <table:table-cell office:value-type="float" office:value="36795" calcext:value-type="float">
            <text:p>36795</text:p>
          </table:table-cell>
          <table:table-cell office:value-type="float" office:value="51077" calcext:value-type="float">
            <text:p>51077</text:p>
          </table:table-cell>
          <table:table-cell/>
          <table:table-cell office:value-type="float" office:value="142920" calcext:value-type="float">
            <text:p>142920</text:p>
          </table:table-cell>
          <table:table-cell office:value-type="float" office:value="56794" calcext:value-type="float">
            <text:p>56794</text:p>
          </table:table-cell>
          <table:table-cell office:value-type="float" office:value="86126" calcext:value-type="float">
            <text:p>86126</text:p>
          </table:table-cell>
          <table:table-cell/>
          <table:table-cell table:formula="of:=[.M31]/([.E31]+[.I31]+[.M31])" office:value-type="percentage" office:value="0.36523627172839" calcext:value-type="percentage">
            <text:p>36.5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67826" calcext:value-type="float">
            <text:p>267826</text:p>
          </table:table-cell>
          <table:table-cell office:value-type="float" office:value="167347" calcext:value-type="float">
            <text:p>167347</text:p>
          </table:table-cell>
          <table:table-cell office:value-type="float" office:value="100479" calcext:value-type="float">
            <text:p>100479</text:p>
          </table:table-cell>
          <table:table-cell/>
          <table:table-cell office:value-type="float" office:value="98747" calcext:value-type="float">
            <text:p>98747</text:p>
          </table:table-cell>
          <table:table-cell office:value-type="float" office:value="42575" calcext:value-type="float">
            <text:p>42575</text:p>
          </table:table-cell>
          <table:table-cell office:value-type="float" office:value="56172" calcext:value-type="float">
            <text:p>56172</text:p>
          </table:table-cell>
          <table:table-cell/>
          <table:table-cell office:value-type="float" office:value="139330" calcext:value-type="float">
            <text:p>139330</text:p>
          </table:table-cell>
          <table:table-cell office:value-type="float" office:value="55127" calcext:value-type="float">
            <text:p>55127</text:p>
          </table:table-cell>
          <table:table-cell office:value-type="float" office:value="84203" calcext:value-type="float">
            <text:p>84203</text:p>
          </table:table-cell>
          <table:table-cell/>
          <table:table-cell table:formula="of:=[.M32]/([.E32]+[.I32]+[.M32])" office:value-type="percentage" office:value="0.349601833475882" calcext:value-type="percentage">
            <text:p>34.9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59603" calcext:value-type="float">
            <text:p>259603</text:p>
          </table:table-cell>
          <table:table-cell office:value-type="float" office:value="160862" calcext:value-type="float">
            <text:p>160862</text:p>
          </table:table-cell>
          <table:table-cell office:value-type="float" office:value="98741" calcext:value-type="float">
            <text:p>98741</text:p>
          </table:table-cell>
          <table:table-cell/>
          <table:table-cell office:value-type="float" office:value="99237" calcext:value-type="float">
            <text:p>99237</text:p>
          </table:table-cell>
          <table:table-cell office:value-type="float" office:value="41778" calcext:value-type="float">
            <text:p>41778</text:p>
          </table:table-cell>
          <table:table-cell office:value-type="float" office:value="57459" calcext:value-type="float">
            <text:p>57459</text:p>
          </table:table-cell>
          <table:table-cell/>
          <table:table-cell office:value-type="float" office:value="143521" calcext:value-type="float">
            <text:p>143521</text:p>
          </table:table-cell>
          <table:table-cell office:value-type="float" office:value="57526" calcext:value-type="float">
            <text:p>57526</text:p>
          </table:table-cell>
          <table:table-cell office:value-type="float" office:value="85995" calcext:value-type="float">
            <text:p>85995</text:p>
          </table:table-cell>
          <table:table-cell/>
          <table:table-cell table:formula="of:=[.M33]/([.E33]+[.I33]+[.M33])" office:value-type="percentage" office:value="0.355065133466835" calcext:value-type="percentage">
            <text:p>35.51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1" office:value-type="percentage" office:value="0.359093442672813" calcext:value-type="percentage">
            <text:p>35.9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9:37:07.200926666</dc:date>
    <meta:editing-duration>PT1M58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